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_409_a_pc" table:style-name="ta1">
        <table:shapes>
          <draw:frame draw:z-index="0" draw:style-name="gr1" draw:text-style-name="P1" svg:width="317.82pt" svg:height="185.24pt" svg:x="531.21pt" svg:y="176.17pt">
            <draw:object draw:notify-on-update-of-ranges="4_409_a_pc.E11:4_409_a_pc.E11 4_409_a_pc.E12:4_409_a_pc.E13 4_409_a_pc.F11:4_409_a_pc.F11 4_409_a_pc.F12:4_409_a_pc.F13 4_409_a_pc.G11:4_409_a_pc.G11 4_409_a_pc.G12:4_409_a_pc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ssdThroughput</text:p>
          </table:table-cell>
          <table:table-cell table:style-name="ce1" office:value-type="string" calcext:value-type="string">
            <text:p>addedLatency</text:p>
          </table:table-cell>
          <table:table-cell table:style-name="ce1" office:value-type="string" calcext:value-type="string">
            <text:p>Page Cach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orkload A</text:p>
          </table:table-cell>
          <table:table-cell table:number-columns-repeated="6"/>
        </table:table-row>
        <table:table-row table:style-name="ro1">
          <table:table-cell office:value-type="float" office:value="605.441962706538" calcext:value-type="float">
            <text:p>605.441962706538</text:p>
          </table:table-cell>
          <table:table-cell office:value-type="float" office:value="6378.13840305163" calcext:value-type="float">
            <text:p>6378.13840305163</text:p>
          </table:table-cell>
          <table:table-cell office:value-type="string" calcext:value-type="string">
            <text:p>0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.680862096051" calcext:value-type="float">
            <text:p>241.680862096051</text:p>
          </table:table-cell>
          <table:table-cell office:value-type="float" office:value="332.104787531983" calcext:value-type="float">
            <text:p>332.104787531983</text:p>
          </table:table-cell>
          <table:table-cell office:value-type="string" calcext:value-type="string">
            <text:p>0m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Workload B</text:p>
          </table:table-cell>
          <table:table-cell table:number-columns-repeated="6"/>
        </table:table-row>
        <table:table-row table:style-name="ro1">
          <table:table-cell office:value-type="float" office:value="3431.37081649246" calcext:value-type="float">
            <text:p>3431.37081649246</text:p>
          </table:table-cell>
          <table:table-cell office:value-type="float" office:value="6274.89441528998" calcext:value-type="float">
            <text:p>6274.89441528998</text:p>
          </table:table-cell>
          <table:table-cell office:value-type="string" calcext:value-type="string">
            <text:p>0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0.56626409949" calcext:value-type="float">
            <text:p>2580.56626409949</text:p>
          </table:table-cell>
          <table:table-cell office:value-type="float" office:value="6506.23205679711" calcext:value-type="float">
            <text:p>6506.23205679711</text:p>
          </table:table-cell>
          <table:table-cell office:value-type="string" calcext:value-type="string">
            <text:p>0m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Workload C</text:p>
          </table:table-cell>
          <table:table-cell table:number-columns-repeated="4"/>
          <table:table-cell office:value-type="string" calcext:value-type="string">
            <text:p>Disk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float" office:value="6671.38328647823" calcext:value-type="float">
            <text:p>6671.38328647823</text:p>
          </table:table-cell>
          <table:table-cell office:value-type="float" office:value="6410.08287754527" calcext:value-type="float">
            <text:p>6410.08287754527</text:p>
          </table:table-cell>
          <table:table-cell office:value-type="string" calcext:value-type="string">
            <text:p>0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 Page Cache</text:p>
          </table:table-cell>
          <table:table-cell office:value-type="float" office:value="6671.38328647823" calcext:value-type="float">
            <text:p>6671.38328647823</text:p>
          </table:table-cell>
          <table:table-cell office:value-type="float" office:value="6410.08287754527" calcext:value-type="float">
            <text:p>6410.08287754527</text:p>
          </table:table-cell>
        </table:table-row>
        <table:table-row table:style-name="ro1">
          <table:table-cell office:value-type="float" office:value="5581.25069300571" calcext:value-type="float">
            <text:p>5581.25069300571</text:p>
          </table:table-cell>
          <table:table-cell office:value-type="float" office:value="6929.49491185206" calcext:value-type="float">
            <text:p>6929.49491185206</text:p>
          </table:table-cell>
          <table:table-cell office:value-type="string" calcext:value-type="string">
            <text:p>0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out Page Cache</text:p>
          </table:table-cell>
          <table:table-cell office:value-type="float" office:value="5581.25069300571" calcext:value-type="float">
            <text:p>5581.25069300571</text:p>
          </table:table-cell>
          <table:table-cell office:value-type="float" office:value="6929.49491185206" calcext:value-type="float">
            <text:p>6929.494911852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Workload D</text:p>
          </table:table-cell>
          <table:table-cell table:number-columns-repeated="6"/>
        </table:table-row>
        <table:table-row table:style-name="ro1">
          <table:table-cell office:value-type="float" office:value="3184.82266736582" calcext:value-type="float">
            <text:p>3184.82266736582</text:p>
          </table:table-cell>
          <table:table-cell office:value-type="float" office:value="6487.599072524" calcext:value-type="float">
            <text:p>6487.599072524</text:p>
          </table:table-cell>
          <table:table-cell office:value-type="string" calcext:value-type="string">
            <text:p>0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6.25245982523" calcext:value-type="float">
            <text:p>2906.25245982523</text:p>
          </table:table-cell>
          <table:table-cell office:value-type="float" office:value="7044.07947717382" calcext:value-type="float">
            <text:p>7044.07947717382</text:p>
          </table:table-cell>
          <table:table-cell office:value-type="string" calcext:value-type="string">
            <text:p>0m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Workload F</text:p>
          </table:table-cell>
          <table:table-cell table:number-columns-repeated="6"/>
        </table:table-row>
        <table:table-row table:style-name="ro1">
          <table:table-cell office:value-type="float" office:value="529.876650877468" calcext:value-type="float">
            <text:p>529.876650877468</text:p>
          </table:table-cell>
          <table:table-cell office:value-type="float" office:value="4219.07575505001" calcext:value-type="float">
            <text:p>4219.07575505001</text:p>
          </table:table-cell>
          <table:table-cell office:value-type="string" calcext:value-type="string">
            <text:p>0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1.186792751301" calcext:value-type="float">
            <text:p>551.186792751301</text:p>
          </table:table-cell>
          <table:table-cell office:value-type="float" office:value="4374.06826444641" calcext:value-type="float">
            <text:p>4374.06826444641</text:p>
          </table:table-cell>
          <table:table-cell office:value-type="string" calcext:value-type="string">
            <text:p>0m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2:09:32.718087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15:36:13.612894587</dc:date>
    <meta:editing-duration>PT16H16M32S</meta:editing-duration>
    <meta:editing-cycles>5</meta:editing-cycles>
    <meta:generator>LibreOffice/6.0.3.2$Linux_X86_64 LibreOffice_project/0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="hatch" draw:fill-color="#000000" draw:fill-hatch-name="Black_20_45_20_Degrees" draw:fill-image-name="on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13cm" svg:height="6.536cm" xlink:href=".." xlink:type="simple" chart:class="chart:bar" chart:style-name="ch1">
        <chart:legend chart:legend-position="top" svg:x="4.098cm" svg:y="0.185cm" style:legend-expansion="wide" chart:style-name="ch2"/>
        <chart:plot-area chart:style-name="ch3" table:cell-range-address="4_409_a_pc.E11:4_409_a_pc.G13" chart:data-source-has-labels="both" svg:x="1.375cm" svg:y="0.913cm" svg:width="9.614cm" svg:height="5.493cm">
          <chartooo:coordinate-region svg:x="2.367cm" svg:y="1.073cm" svg:width="8.622cm" svg:height="4.765cm"/>
          <chart:axis chart:dimension="x" chart:name="primary-x" chart:style-name="ch4" chartooo:axis-type="auto">
            <chartooo:date-scale/>
            <chart:categories table:cell-range-address="4_409_a_pc.E12:4_409_a_pc.E13"/>
          </chart:axis>
          <chart:axis chart:dimension="y" chart:name="primary-y" chart:style-name="ch5">
            <chart:title svg:x="0.451cm" svg:y="5.859cm" chart:style-name="ch6">
              <text:p>Throughput (ops/sec)</text:p>
            </chart:title>
          </chart:axis>
          <chart:series chart:style-name="ch7" chart:values-cell-range-address="4_409_a_pc.F12:4_409_a_pc.F13" chart:label-cell-address="4_409_a_pc.F11:4_409_a_pc.F11" chart:class="chart:bar">
            <chart:data-point chart:repeated="2"/>
          </chart:series>
          <chart:series chart:style-name="ch8" chart:values-cell-range-address="4_409_a_pc.G12:4_409_a_pc.G13" chart:label-cell-address="4_409_a_pc.G11:4_409_a_pc.G1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k</text:p>
                <draw:g>
                  <svg:desc>4_409_a_pc.F11:4_409_a_pc.F11</svg:desc>
                </draw:g>
              </table:table-cell>
              <table:table-cell office:value-type="string">
                <text:p>SSD</text:p>
                <draw:g>
                  <svg:desc>4_409_a_pc.G11:4_409_a_pc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 Page Cache</text:p>
                <draw:g>
                  <svg:desc>4_409_a_pc.E12:4_409_a_pc.E13</svg:desc>
                </draw:g>
              </table:table-cell>
              <table:table-cell office:value-type="float" office:value="6671.38328647823">
                <text:p>6671.38328647823</text:p>
                <draw:g>
                  <svg:desc>4_409_a_pc.F12:4_409_a_pc.F13</svg:desc>
                </draw:g>
              </table:table-cell>
              <table:table-cell office:value-type="float" office:value="6410.08287754527">
                <text:p>6410.08287754527</text:p>
                <draw:g>
                  <svg:desc>4_409_a_pc.G12:4_409_a_pc.G13</svg:desc>
                </draw:g>
              </table:table-cell>
            </table:table-row>
            <table:table-row>
              <table:table-cell office:value-type="string">
                <text:p>Without Page Cache</text:p>
              </table:table-cell>
              <table:table-cell office:value-type="float" office:value="5581.25069300571">
                <text:p>5581.25069300571</text:p>
              </table:table-cell>
              <table:table-cell office:value-type="float" office:value="6929.49491185206">
                <text:p>6929.49491185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